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1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6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59cm" svg:x2="20.54cm" svg:y2="2.359cm">
          <text:p/>
        </draw:line>
        <draw:line draw:style-name="gr1" draw:text-style-name="P1" draw:layer="layout" svg:x1="20.52cm" svg:y1="4.979cm" svg:x2="20.52cm" svg:y2="2.339cm">
          <text:p/>
        </draw:line>
        <draw:line draw:style-name="gr2" draw:text-style-name="P1" draw:layer="layout" svg:x1="16.12cm" svg:y1="3.019cm" svg:x2="20.52cm" svg:y2="3.019cm">
          <text:p/>
        </draw:line>
        <draw:line draw:style-name="gr1" draw:text-style-name="P1" draw:layer="layout" svg:x1="16.12cm" svg:y1="4.979cm" svg:x2="16.12cm" svg:y2="2.339cm">
          <text:p/>
        </draw:line>
        <draw:line draw:style-name="gr1" draw:text-style-name="P1" draw:layer="layout" svg:x1="16.1cm" svg:y1="4.959cm" svg:x2="20.54cm" svg:y2="4.959cm">
          <text:p/>
        </draw:line>
        <draw:line draw:style-name="gr2" draw:text-style-name="P1" draw:layer="layout" svg:x1="18.42cm" svg:y1="4.959cm" svg:x2="18.42cm" svg:y2="2.359cm">
          <text:p/>
        </draw:line>
        <draw:line draw:style-name="gr2" draw:text-style-name="P1" draw:layer="layout" svg:x1="3.148cm" svg:y1="2.95cm" svg:x2="15.938cm" svg:y2="2.95cm">
          <text:p/>
        </draw:line>
        <draw:line draw:style-name="gr2" draw:text-style-name="P1" draw:layer="layout" svg:x1="11.69cm" svg:y1="4.959cm" svg:x2="15.94cm" svg:y2="4.959cm">
          <text:p/>
        </draw:line>
        <draw:line draw:style-name="gr2" draw:text-style-name="P1" draw:layer="layout" svg:x1="11.86cm" svg:y1="4.289cm" svg:x2="15.94cm" svg:y2="4.289cm">
          <text:p/>
        </draw:line>
        <draw:line draw:style-name="gr2" draw:text-style-name="P1" draw:layer="layout" svg:x1="3.118cm" svg:y1="3.62cm" svg:x2="8.528cm" svg:y2="3.62cm">
          <text:p/>
        </draw:line>
        <draw:line draw:style-name="gr2" draw:text-style-name="P1" draw:layer="layout" svg:x1="3.938cm" svg:y1="4.29cm" svg:x2="8.528cm" svg:y2="4.29cm">
          <text:p/>
        </draw:line>
        <draw:line draw:style-name="gr2" draw:text-style-name="P1" draw:layer="layout" svg:x1="2.358cm" svg:y1="4.96cm" svg:x2="8.528cm" svg:y2="4.96cm">
          <text:p/>
        </draw:line>
        <draw:frame draw:style-name="gr3" draw:text-style-name="P3" draw:layer="layout" svg:width="2.3cm" svg:height="0.336cm" svg:x="16.12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0.5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0.5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0.5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8" draw:text-style-name="P7" draw:layer="layout" svg:width="2.54cm" svg:height="0.814cm" svg:x="8.63cm" svg:y="2.897cm">
          <draw:text-box>
            <text:p text:style-name="P6"><text:span text:style-name="T4">考試日期</text:span><text:span text:style-name="T5">Date</text:span></text:p>
          </draw:text-box>
        </draw:frame>
        <draw:frame draw:style-name="gr7" draw:text-style-name="P7" draw:layer="layout" svg:width="3.24cm" svg:height="0.63cm" svg:x="8.63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8.63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9" draw:text-style-name="P9" draw:layer="layout" svg:width="19.592cm" svg:height="1.4cm" svg:x="0.928cm" svg:y="4.959cm">
          <draw:text-box>
            <text:p text:style-name="P8"><text:span text:style-name="T6">考試時不得有交談、窺視、夾帶、抄襲、傳遞、代考或其他作弊等舞弊行為，考畢務必交卷，不得攜卷出場，違者依考場規則議處。</text:span><text:span text:style-name="T7"><text:line-break/></text:span><text:span text:style-name="T8">Conversation, peeking, illegal notes, plagiarizing, answer circulation, testing as a substitute, off-site removal of examination</text:span><text:span text:style-name="T9"><text:line-break/></text:span><text:span text:style-name="T8">papers, and other fraudulent practices in violation of examination regulations will be severely punished.</text:span></text:p>
          </draw:text-box>
        </draw:frame>
        <draw:frame draw:style-name="gr10" draw:text-style-name="P10" draw:layer="layout" svg:width="0.37cm" svg:height="0.5cm" svg:x="0.558cm" svg:y="5.046cm">
          <draw:text-box>
            <text:p text:style-name="P8"><text:span text:style-name="T7">●</text:span></text:p>
          </draw:text-box>
        </draw:frame>
        <draw:frame draw:style-name="gr11" draw:text-style-name="P12" draw:layer="layout" svg:width="19.742cm" svg:height="1.08cm" svg:x="0.778cm" svg:y="0.98cm">
          <draw:text-box>
            <text:p text:style-name="P11"><text:span text:style-name="T10">淡江大學 <text:s text:c="2"/>學年度第</text:span><text:span text:style-name="T11"> </text:span><text:span text:style-name="T10"><text:s/>學期　　考試</text:span><text:span text:style-name="T12">答案卷</text:span></text:p>
          </draw:text-box>
        </draw:frame>
        <draw:frame draw:style-name="gr12" draw:text-style-name="P14" draw:layer="layout" svg:width="4.2cm" svg:height="0.471cm" svg:x="16.32cm" svg:y="28.73cm">
          <draw:text-box>
            <text:p text:style-name="P13"><text:span text:style-name="T13">114(1)01,000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3" draw:text-style-name="P15" draw:layer="layout" svg:width="19.742cm" svg:height="0.46cm" svg:x="0.778cm" svg:y="1.9cm">
          <draw:text-box>
            <text:p text:style-name="P11"><text:span text:style-name="T14">Tamkang University Examination Answer 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frame draw:style-name="gr14" draw:text-style-name="P16" draw:layer="layout" svg:width="1.66cm" svg:height="0.55cm" svg:x="0.5cm" svg:y="6.283cm">
          <draw:text-box>
            <text:p text:style-name="P2"><text:span text:style-name="T15">計分欄</text:span></text:p>
          </draw:text-box>
        </draw:frame>
        <draw:line draw:style-name="gr2" draw:text-style-name="P1" draw:layer="layout" svg:x1="11.17cm" svg:y1="3.619cm" svg:x2="15.94cm" svg:y2="3.619cm">
          <text:p/>
        </draw:lin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4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1:11:06.785122671</dc:date>
    <meta:editing-duration>PT9H37M43S</meta:editing-duration>
    <meta:editing-cycles>238</meta:editing-cycles>
    <meta:generator>LibreOffice/25.2.6.2$Linux_X86_64 LibreOffice_project/40d1a0e1d5bdf1afaeae24d9ece32bbb00fa66a4</meta:generator>
    <meta:document-statistic meta:object-count="101"/>
  </office:meta>
</office:document-meta>
</file>